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1" svg:font-family="'Helvetica Neue', Helvetica, Arial-Unicode, Arial, Sans-serif"/>
    <style:font-face style:name="Helvetica Neue" svg:font-family="'Helvetica Neue', Helvetica, Arial-Unicode, Arial, Sans-serif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6cm" draw:stroke-linejoin="miter" draw:fill="solid" draw:fill-color="#d0d102"/>
    </style:style>
    <style:style style:name="gr2" style:family="graphic" style:parent-style-name="standard">
      <style:graphic-properties draw:stroke="none" draw:fill="none" draw:textarea-horizontal-align="left" draw:auto-grow-width="true" fo:min-height="0.15cm" fo:min-width="1.7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auto-grow-width="true" fo:min-height="0.15cm" fo:min-width="1.259cm" fo:padding-top="0cm" fo:padding-bottom="0cm" fo:padding-left="0cm" fo:padding-right="0cm"/>
    </style:style>
    <style:style style:name="P1" style:family="paragraph">
      <loext:graphic-properties draw:fill="solid" draw:fill-color="#d0d102"/>
    </style:style>
    <style:style style:name="P2" style:family="paragraph">
      <style:paragraph-properties fo:text-align="start"/>
    </style:style>
    <style:style style:name="P3" style:family="paragraph">
      <loext:graphic-properties draw:fill="none"/>
    </style:style>
    <style:style style:name="T1" style:family="text">
      <style:text-properties fo:font-variant="normal" fo:text-transform="none" fo:color="#000000" style:font-name="Helvetica Neue1" fo:font-size="3.70000004768372pt" fo:font-style="normal" fo:font-weight="1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28cm" svg:height="0.945cm" svg:x="0.536cm" svg:y="1.096cm" svg:viewBox="0 0 1281 946" svg:d="M714 750c-18-8 5-41 11-51 11-17 15-22 19-41 2-8 8-21 15-28 6-6 17-40 11-58 0-2-8-14-7-24 2-23 0-46-7-67-9-29-35-52-63-62-19-7-36-8-52-8h-1c-16 0-33 1-52 8-28 10-54 33-63 62-7 21-8 44-7 67 1 10-7 22-7 24-6 18 5 52 11 58 7 7 13 20 15 28 4 19 8 24 19 41 6 10 29 43 11 51-11 5-130 81-130 124 0 32-2 72 204 72 205 0 203-40 203-72 0-39-119-119-130-124zM1151 339c-18-7 5-41 11-51 11-16 15-22 19-41 2-8 8-20 14-27 7-7 18-41 12-58 0-2-8-15-7-25 1-23 0-46-7-67-9-28-35-52-63-62-19-7-36-8-52-8h-1c-16 0-33 1-52 8-28 10-54 34-63 62-7 21-9 44-7 67 1 10-7 23-8 25-5 17 6 51 12 58 7 7 13 19 15 27 3 19 7 25 18 41 7 10 30 44 12 51-11 5-130 82-130 124 0 32-3 72 203 72s204-40 204-72c0-38-119-119-130-124zM407 463c0-38-118-119-130-124-18-7 5-41 12-51 11-16 15-22 18-41 2-8 8-20 15-27 6-7 17-41 12-58-1-2-9-15-8-25 2-23 0-46-7-67-9-28-35-52-63-62-19-7-36-8-52-8-17 0-34 1-53 8-28 10-54 34-63 62-7 21-8 44-7 67 1 10-7 23-7 25-6 17 5 51 11 58 7 7 13 19 15 27 4 19 8 25 19 41 6 10 29 44 11 51-11 5-130 82-130 124 0 32-2 72 204 72s203-40 203-72zM1077 632c-45 43-118 79-206 103-21 5-33 27-28 48 5 17 21 29 38 29 4 0 7-1 10-2 102-26 185-69 240-121 16-15 17-40 2-56s-40-16-56-1zM410 735c-88-24-161-60-206-103-16-15-41-15-56 1s-14 41 2 55c55 53 138 96 240 122 3 1 6 2 10 2 17 0 33-12 38-29 5-21-7-43-28-48zM409 330c141-37 322-37 463 0 4 1 7 2 11 2 17 0 33-12 37-29 6-21-6-43-27-48-79-21-164-32-252-32-89 0-174 11-253 32-21 5-33 27-27 48 5 21 27 33 48 27z">
          <text:p/>
        </draw:path>
        <draw:frame draw:style-name="gr2" draw:text-style-name="P3" draw:layer="layout" svg:width="1.75cm" svg:height="0.15cm" svg:x="-0.131cm" svg:y="3.245cm">
          <draw:text-box>
            <text:p text:style-name="P2"><text:span text:style-name="T1">Created by Sergey Demushkin</text:span></text:p>
          </draw:text-box>
        </draw:frame>
        <draw:frame draw:style-name="gr3" draw:text-style-name="P3" draw:layer="layout" svg:width="1.259cm" svg:height="0.15cm" svg:x="-0.131cm" svg:y="3.375cm">
          <draw:text-box>
            <text:p text:style-name="P2"><text:span text:style-name="T1">from the Noun Pro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1" svg:font-family="'Helvetica Neue', Helvetica, Arial-Unicode, Arial, Sans-serif"/>
    <style:font-face style:name="Helvetica Neue" svg:font-family="'Helvetica Neue', Helvetica, Arial-Unicode, Arial, Sans-serif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528cm" fo:page-height="3.5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09T15:38:24.474000000</dc:date>
    <meta:editing-duration>PT7H1M27S</meta:editing-duration>
    <meta:editing-cycles>2</meta:editing-cycles>
    <meta:generator>LibreOffice/4.4.1.2$Windows_x86 LibreOffice_project/45e2de17089c24a1fa810c8f975a7171ba4cd432</meta:generator>
    <meta:document-statistic meta:object-count="3"/>
  </office:meta>
</office:document-meta>
</file>